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ume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Fakem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«starter souffre 1 »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«starter souffre 2 »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«starter souffre 3 »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«starter mercure 1 »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«starter mercure 2 »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«starter mercure 3 »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«starter sel 1 »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«starter sel 2 »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«starter sel 3 »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enipatt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cobolid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utapod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rvibul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hrysapil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ucanon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(evo pierre feu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Zigzat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iné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« Fakemon piaf de merde » 1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ténebre</text:p>
          </table:table-cell>
          <table:table-cell office:value-type="string" calcext:value-type="string">
            <text:p>oui 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« Fakemon piaf de merde » 2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ténebre</text:p>
          </table:table-cell>
          <table:table-cell office:value-type="string" calcext:value-type="string">
            <text:p>oui 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« Fakemon piaf de merde » 3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ténebre</text:p>
          </table:table-cell>
          <table:table-cell office:value-type="string" calcext:value-type="string">
            <text:p>oui 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ixy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titard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tetart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tartard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arpaud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tirav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levein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euphor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oupio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anturn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wattouat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ainergie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haramp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alignon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hapignon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rozbouton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onchi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onchi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astouff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icassau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iclair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azooc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laporeil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lockp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iaou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acaillou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gravalanch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grolem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tenefix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ysdibul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galekid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galegon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aleking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dulithe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geolithe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gigalithe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rcko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ssko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jungko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oussife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galife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brasegali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gobou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lobio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laggron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axoloto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maraist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Ramolos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flagados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roigada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rototaup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inotaup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pandespiegle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pandarbare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rocabot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lougaroc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imantis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loramantis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croquine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candine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ucreine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unecire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melancolux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luguabre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archeomir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archeodong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dynavolt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elecsprint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Cradopaud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Coatox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Cacnéa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Cacturne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gringolem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golemastoc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Brocélôme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Desséliande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sykokwak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Akwakwak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angriff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sevipere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tritond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batracné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crapustul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voraster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predaster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hexadron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concombaff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wattapik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aninos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arcanin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nosferapti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nosferalt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nostanf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nenupiot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grainipiot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pifeuil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tengalice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queulori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sovkipou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sarmurai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Evo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aquali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voltali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pyroli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entali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noctali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phyllali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givrali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nymphali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ningal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munja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euforeve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magireve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cornebre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corboss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charpenti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ouvrifie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betochef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nidoran.F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nidoran.M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osselait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ossatueur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goelis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bekipan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airmur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tarsal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kirlya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gallam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stalgamin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oniglali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omartik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farfuret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dimoret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scaima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escroco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crocoribl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nucleos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meios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symbios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scalpion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scalproie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statitik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mygavolt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Kraknoix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Vibraninf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Libégo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insécateur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cizayox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Porygon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Magicarp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Léviator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Lokhlass 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marcacrin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cochignon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mamochon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cliticlic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tritox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malamandr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agneti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Zoroark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dunaja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dunaconda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hippodocu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monorpal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dimocles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hexagid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scorplan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scorvol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orphé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otisma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Brutalibré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blizzi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blizzaroi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darumarond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darumacho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judocrak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karaclée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grimalin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ourbelin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angoliath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skelenox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teraclope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noctunoir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fantominus 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ectoplasma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polychombre 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branette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rapio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drascor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théffroi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poltergeist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elektek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elecable</text:p>
          </table:table-cell>
          <table:table-cell office:value-type="string" calcext:value-type="string">
            <text:p>Electriqu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aganon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obalie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phogleur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kaimorse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Trousselin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toutafeh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ien/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toutankafer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tutetekri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ien/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amonita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amonistar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kabotops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ptera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goinfrex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ronflex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pyronill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pyrax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inidrac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drac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dracoloss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terhal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metaloss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griknot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carmach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carchacrok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solochi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diamat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trioxhydr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antyr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Disparept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lanssorie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magearnea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Fé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«regis Feu »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«regis Eau »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«regis Sol »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«regis Vent »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«légendaire soleil »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« legendaire lune »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« legendaire createur du monde »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</table:table-row>
      </table:table>
      <table:named-expressions>
        <table:named-range table:name="STI2D1" table:base-cell-address="$Feuille1.$G$143" table:cell-range-address="$Feuille1.$G$14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5:11:10.0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31T16:47:35.973000000</dc:date>
    <meta:editing-duration>PT25M54S</meta:editing-duration>
    <meta:editing-cycles>6</meta:editing-cycles>
    <meta:generator>LibreOffice/7.3.2.2$Windows_X86_64 LibreOffice_project/49f2b1bff42cfccbd8f788c8dc32c1c309559be0</meta:generator>
    <meta:document-statistic meta:table-count="1" meta:cell-count="1506" meta:object-count="0"/>
  </office:meta>
</office:document-meta>
</file>